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0d6ac" draw:fill="solid" draw:fill-color="#f0d6ac" draw:textarea-horizontal-align="justify" draw:textarea-vertical-align="middle" draw:auto-grow-height="false"/>
    </style:style>
    <style:style style:name="gr2" style:family="graphic" style:parent-style-name="standard">
      <style:graphic-properties svg:stroke-color="#f4eed2" draw:fill="solid" draw:fill-color="#f4eed2" draw:textarea-horizontal-align="justify" draw:textarea-vertical-align="middle" draw:auto-grow-height="false"/>
    </style:style>
    <style:style style:name="gr3" style:family="graphic" style:parent-style-name="standard">
      <style:graphic-properties svg:stroke-color="#fbf4bb" draw:fill="solid" draw:fill-color="#fbf4bb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cm" fo:min-width="0cm" draw:shadow="hidden" draw:shadow-offset-x="-0.2cm" draw:shadow-offset-y="0.2cm" draw:shadow-color="#cccccc" draw:shadow-opacity="100%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cm" fo:min-width="0cm" draw:shadow="hidden" draw:shadow-offset-x="-0.2cm" draw:shadow-offset-y="0.2cm" draw:shadow-color="#cccccc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1.8cm" svg:height="2cm" svg:x="0.5cm" svg:y="0.5cm">
          <text:p text:style-name="P1"><text:span text:style-name="T1">Centre de Coordination et de Diffusion (CDD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8cm" svg:height="10.5cm" svg:x="0.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8cm" svg:height="10.5cm" svg:x="11.484cm" svg:y="2.77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7cm" svg:height="0.9cm" svg:x="0.5cm" svg:y="2.9cm">
          <draw:text-box>
            <text:p text:style-name="P3"><text:span text:style-name="T2">Centre de Données et de Services (CDS)</text:span></text:p>
          </draw:text-box>
        </draw:frame>
        <draw:frame draw:style-name="gr4" draw:text-style-name="P3" draw:layer="layout" svg:width="10.7cm" svg:height="0.9cm" svg:x="11.5cm" svg:y="2.9cm">
          <draw:text-box>
            <text:p text:style-name="P3"><text:span text:style-name="T2">Centre d'Expertise Scientifique (CES)</text:span></text:p>
          </draw:text-box>
        </draw:frame>
        <draw:custom-shape draw:style-name="gr5" draw:text-style-name="P1" draw:layer="layout" svg:width="3.3cm" svg:height="2.8cm" svg:x="0.7cm" svg:y="3.9cm">
          <text:p text:style-name="P1">BC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4.301cm" svg:y="3.901cm">
          <text:p text:style-name="P1">SH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7.801cm" svg:y="3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0.701cm" svg:y="1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4.302cm" svg:y="10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7.802cm" svg:y="10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0.701cm" svg:y="7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4.302cm" svg:y="7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7.802cm" svg:y="7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18.802cm" svg:y="3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11.702cm" svg:y="10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15.303cm" svg:y="10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18.803cm" svg:y="10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18.803cm" svg:y="7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11.701cm" svg:y="3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15.302cm" svg:y="3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11.702cm" svg:y="7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3cm" svg:height="2.8cm" svg:x="15.303cm" svg:y="7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M_20_dégradé" draw:display-name="FM dégradé" draw:style="linear" draw:start-color="#111111" draw:end-color="#111111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2.8cm" fo:page-height="1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5:54:16.323661281</meta:creation-date>
    <dc:date>2017-10-09T16:42:27.385641294</dc:date>
    <meta:editing-duration>PT25M50S</meta:editing-duration>
    <meta:editing-cycles>3</meta:editing-cycles>
    <meta:generator>LibreOffice/4.2.8.2$Linux_X86_64 LibreOffice_project/420m0$Build-2</meta:generator>
    <meta:document-statistic meta:object-count="23"/>
  </office:meta>
</office:document-meta>
</file>